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ca0" officeooo:paragraph-rsid="001cfca0"/>
    </style:style>
    <style:style style:name="P2" style:family="paragraph" style:parent-style-name="Standard">
      <style:text-properties officeooo:rsid="001d18e1" officeooo:paragraph-rsid="001d18e1"/>
    </style:style>
    <style:style style:name="P3" style:family="paragraph" style:parent-style-name="Standard">
      <style:text-properties officeooo:rsid="001db4a7" officeooo:paragraph-rsid="001db4a7"/>
    </style:style>
    <style:style style:name="P4" style:family="paragraph" style:parent-style-name="Preformatted_20_Text">
      <style:text-properties officeooo:rsid="001d18e1" officeooo:paragraph-rsid="001d18e1"/>
    </style:style>
    <style:style style:name="P5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03:54:26 <text:s/>IST) Sandeep:</text:p>
      <text:p text:style-name="P3">#Mindshare application</text:p>
      <text:p text:style-name="P3">&lt;VirtualHost *:9073&gt;</text:p>
      <text:p text:style-name="P3"><text:s text:c="8"/>ErrorLog /etc/apache2/error.log</text:p>
      <text:p text:style-name="P3"/>
      <text:p text:style-name="P3"><text:s text:c="8"/>DocumentRoot /home/linuxadmin/projects/project_management/</text:p>
      <text:p text:style-name="P3"/>
      <text:p text:style-name="P3"><text:s text:c="8"/>Alias /media/ /usr/local/lib/python2.7/dist-packages/django/contrib/admin/media/</text:p>
      <text:p text:style-name="P3"><text:s text:c="8"/>&lt;Directory /usr/local/lib/python2.7/dist-packages/django/contrib/admin/media/&gt;</text:p>
      <text:p text:style-name="P3"><text:s text:c="16"/>AllowOverride FileInfo</text:p>
      <text:p text:style-name="P3"><text:s text:c="16"/>Require all granted</text:p>
      <text:p text:style-name="P3"><text:s text:c="8"/>&lt;/Directory&gt;</text:p>
      <text:p text:style-name="P3"/>
      <text:p text:style-name="P3"><text:s text:c="8"/>&lt;Directory /home/linuxadmin/projects/project_management/media&gt;</text:p>
      <text:p text:style-name="P3"><text:s text:c="16"/>AllowOverride FileInfo</text:p>
      <text:p text:style-name="P3"><text:s text:c="15"/>Require all granted</text:p>
      <text:p text:style-name="P3"><text:s text:c="8"/>&lt;/Directory&gt;</text:p>
      <text:p text:style-name="P3"/>
      <text:p text:style-name="P3"><text:s text:c="8"/>&lt;Directory /home/linuxadmin/projects/project_management&gt;</text:p>
      <text:p text:style-name="P3"><text:s text:c="16"/>AllowOverride FileInfo</text:p>
      <text:p text:style-name="P3"><text:s text:c="16"/>Require all granted</text:p>
      <text:p text:style-name="P3"><text:s text:c="8"/>&lt;/Directory&gt;</text:p>
      <text:p text:style-name="P3"/>
      <text:p text:style-name="P3"><text:s text:c="8"/>&lt;Location "/"&gt;</text:p>
      <text:p text:style-name="P3"><text:s text:c="16"/>SetHandler python-program</text:p>
      <text:p text:style-name="P3"><text:s text:c="16"/>PythonPath "['/home/linuxadmin/projects', '/home/linuxadmin/projects/project_management/', '/home/linuxadmin/projects/project_management/external_apps/$</text:p>
      <text:p text:style-name="P3"><text:s text:c="16"/>PythonHandler django.core.handlers.modpython</text:p>
      <text:p text:style-name="P3"><text:s text:c="16"/>SetEnv DJANGO_SETTINGS_MODULE project_management.settings</text:p>
      <text:p text:style-name="P3"><text:s text:c="16"/>PythonOption django.root /home/linuxadmin/projects/project_management</text:p>
      <text:p text:style-name="P3"><text:s text:c="16"/>PythonDebug On</text:p>
      <text:p text:style-name="P3"><text:s text:c="8"/>&lt;/Location&gt;</text:p>
      <text:p text:style-name="P3">&lt;/VirtualHost&gt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01:02.354182208</meta:creation-date>
    <dc:date>2017-11-29T19:30:22.516693428</dc:date>
    <meta:editing-duration>PT3H28M48S</meta:editing-duration>
    <meta:editing-cycles>1</meta:editing-cycles>
    <meta:document-statistic meta:table-count="0" meta:image-count="0" meta:object-count="0" meta:page-count="1" meta:paragraph-count="27" meta:word-count="58" meta:character-count="1269" meta:non-whitespace-character-count="958"/>
    <meta:generator>LibreOffice/5.1.6.2$Linux_X86_64 LibreOffice_project/10m0$Build-2</meta:generator>
  </office:meta>
</office:document-meta>
</file>